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Playfair Display" svg:font-family="'Playfair Display'"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office:font-face-decls>
  <office:automatic-styles>
    <style:style style:name="P1" style:family="paragraph" style:parent-style-name="Standard">
      <style:paragraph-properties fo:line-height="200%"/>
      <style:text-properties style:font-name="Playfair Display" style:font-name-asian="Playfair Display1" style:font-name-complex="Playfair Display1"/>
    </style:style>
    <style:style style:name="P2" style:family="paragraph" style:parent-style-name="Standard">
      <style:paragraph-properties fo:line-height="200%"/>
    </style:style>
    <style:style style:name="P3" style:family="paragraph" style:parent-style-name="Standard">
      <loext:graphic-properties draw:fill="solid" draw:fill-color="#ffffff"/>
      <style:paragraph-properties fo:line-height="200%" fo:background-color="#ffffff"/>
    </style:style>
    <style:style style:name="P4" style:family="paragraph" style:parent-style-name="Standard">
      <style:paragraph-properties fo:line-height="200%"/>
      <style:text-properties fo:color="#1f2328" fo:font-size="12pt" style:font-size-asian="12pt" style:font-size-complex="12pt" fo:background-color="#ffffff"/>
    </style:style>
    <style:style style:name="P5" style:family="paragraph" style:parent-style-name="Standard">
      <loext:graphic-properties draw:fill="solid" draw:fill-color="#ffffff"/>
      <style:paragraph-properties fo:line-height="200%" fo:background-color="#ffffff"/>
      <style:text-properties fo:color="#1f2328" fo:font-size="12pt" style:font-size-asian="12pt" style:font-size-complex="12pt"/>
    </style:style>
    <style:style style:name="P6" style:family="paragraph" style:parent-style-name="Standard">
      <style:paragraph-properties fo:margin-left="0.5in" fo:margin-right="0in" fo:line-height="200%" fo:text-indent="0in" style:auto-text-indent="false"/>
      <style:text-properties style:font-name="Playfair Display" style:font-name-asian="Playfair Display1" style:font-name-complex="Playfair Display1"/>
    </style:style>
    <style:style style:name="P7" style:family="paragraph" style:parent-style-name="Standard">
      <style:paragraph-properties fo:margin-left="0.5in" fo:margin-right="0in" fo:line-height="200%" fo:text-indent="0in" style:auto-text-indent="false"/>
    </style:style>
    <style:style style:name="P8" style:family="paragraph" style:parent-style-name="Standard">
      <loext:graphic-properties draw:fill="solid" draw:fill-color="#ffffff"/>
      <style:paragraph-properties fo:margin-left="0.5in" fo:margin-right="0in" fo:line-height="200%" fo:text-indent="0in" style:auto-text-indent="false" fo:background-color="#ffffff"/>
    </style:style>
    <style:style style:name="P9" style:family="paragraph" style:parent-style-name="Standard">
      <style:paragraph-properties fo:margin-left="0.5in" fo:margin-right="0in" fo:line-height="200%" fo:text-indent="0in" style:auto-text-indent="false"/>
      <style:text-properties fo:color="#1f2328" fo:font-size="12pt" style:font-size-asian="12pt" style:font-size-complex="12pt" fo:background-color="#ffffff"/>
    </style:style>
    <style:style style:name="P10" style:family="paragraph" style:parent-style-name="Standard">
      <loext:graphic-properties draw:fill="solid" draw:fill-color="#ffffff"/>
      <style:paragraph-properties fo:margin-left="0.5in" fo:margin-right="0in" fo:margin-top="0.0417in" fo:margin-bottom="0in" loext:contextual-spacing="false" fo:line-height="200%" fo:text-indent="0in" style:auto-text-indent="false" fo:background-color="#ffffff"/>
    </style:style>
    <style:style style:name="P11" style:family="paragraph" style:parent-style-name="Standard" style:list-style-name="WWNum1">
      <loext:graphic-properties draw:fill="solid" draw:fill-color="#ffffff"/>
      <style:paragraph-properties fo:margin-left="1in" fo:margin-right="0in" fo:margin-top="0.0417in" fo:margin-bottom="0in" loext:contextual-spacing="false" fo:line-height="200%" fo:text-indent="-0.25in" style:auto-text-indent="false" fo:background-color="#ffffff"/>
    </style:style>
    <style:style style:name="P12" style:family="paragraph" style:parent-style-name="Standard" style:list-style-name="WWNum1">
      <loext:graphic-properties draw:fill="solid" draw:fill-color="#ffffff"/>
      <style:paragraph-properties fo:margin-left="1in" fo:margin-right="0in" fo:margin-top="0in" fo:margin-bottom="0in" loext:contextual-spacing="false" fo:line-height="200%" fo:text-indent="-0.25in" style:auto-text-indent="false" fo:background-color="#ffffff"/>
    </style:style>
    <style:style style:name="P13" style:family="paragraph" style:parent-style-name="Standard" style:list-style-name="WWNum1">
      <loext:graphic-properties draw:fill="solid" draw:fill-color="#ffffff"/>
      <style:paragraph-properties fo:margin-left="1in" fo:margin-right="0in" fo:margin-top="0in" fo:margin-bottom="0in" loext:contextual-spacing="false" fo:line-height="200%" fo:text-indent="-0.25in" style:auto-text-indent="false" fo:background-color="#ffffff"/>
    </style:style>
    <style:style style:name="P14" style:family="paragraph" style:parent-style-name="Standard" style:list-style-name="WWNum2">
      <style:paragraph-properties fo:margin-left="0.5in" fo:margin-right="0in" fo:line-height="200%" fo:text-indent="-0.25in" style:auto-text-indent="false"/>
    </style:style>
    <style:style style:name="P15" style:family="paragraph" style:parent-style-name="Standard">
      <loext:graphic-properties draw:fill="solid" draw:fill-color="#ffffff"/>
      <style:paragraph-properties fo:margin-top="0.0417in" fo:margin-bottom="0in" loext:contextual-spacing="false" fo:line-height="200%" fo:background-color="#ffffff"/>
    </style:style>
    <style:style style:name="P16" style:family="paragraph" style:parent-style-name="Title" style:master-page-name="Standard">
      <style:paragraph-properties fo:line-height="200%" style:page-number="1"/>
    </style:style>
    <style:style style:name="P17" style:family="paragraph" style:parent-style-name="Heading_20_2">
      <style:paragraph-properties fo:line-height="200%"/>
    </style:style>
    <style:style style:name="T1" style:family="text">
      <style:text-properties style:font-name="Playfair Display" fo:font-weight="bold" style:font-name-asian="Playfair Display1" style:font-weight-asian="bold" style:font-name-complex="Playfair Display1"/>
    </style:style>
    <style:style style:name="T2" style:family="text">
      <style:text-properties style:font-name="Playfair Display" style:font-name-asian="Playfair Display1" style:font-name-complex="Playfair Display1"/>
    </style:style>
    <style:style style:name="T3" style:family="text">
      <style:text-properties style:font-name="Playfair Display" fo:font-size="16pt" style:font-name-asian="Playfair Display1" style:font-size-asian="16pt" style:font-name-complex="Playfair Display1" style:font-size-complex="16pt"/>
    </style:style>
    <style:style style:name="T4" style:family="text">
      <style:text-properties fo:color="#1f2328" fo:font-size="12pt" fo:font-weight="bold" style:font-size-asian="12pt" style:font-weight-asian="bold" style:font-size-complex="12pt"/>
    </style:style>
    <style:style style:name="T5" style:family="text">
      <style:text-properties fo:color="#1f2328" fo:font-size="12pt" fo:font-weight="bold" style:font-size-asian="12pt" style:font-weight-asian="bold" style:font-size-complex="12pt" fo:background-color="#ffffff"/>
    </style:style>
    <style:style style:name="T6" style:family="text">
      <style:text-properties fo:color="#1f2328" fo:font-size="12pt" style:font-size-asian="12pt" style:font-size-complex="12pt"/>
    </style:style>
    <style:style style:name="T7" style:family="text">
      <style:text-properties fo:color="#1f2328" fo:font-size="12pt" style:font-size-asian="12pt" style:font-size-complex="12pt" fo:background-color="#ffffff"/>
    </style:style>
    <style:style style:name="T8" style:family="text">
      <style:text-properties fo:color="#1f2328" fo:font-size="12pt" style:text-underline-style="solid" style:text-underline-width="auto" style:text-underline-color="font-color" fo:font-weight="bold" style:font-size-asian="12pt" style:font-weight-asian="bold" style:font-size-complex="12pt"/>
    </style:style>
    <style:style style:name="T9" style:family="text">
      <style:text-properties fo:color="#1f2328" fo:font-size="12pt" style:text-underline-style="none" style:font-size-asian="12pt" style:font-size-complex="12pt"/>
    </style:style>
    <style:style style:name="T10" style:family="text">
      <style:text-properties fo:color="#1f2328"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b6gnt2f4th9w"/><text:span text:style-name="T1">SE_Day1_Assignment</text:span></text:p>
      <text:p text:style-name="P1"/>
      <text:p text:style-name="P17"><text:bookmark text:name="_20h1g0axv1s"/><text:span text:style-name="T2">#Part 1: Introduction to Software Engineering</text:span></text:p>
      <text:p text:style-name="P1"/>
      <text:p text:style-name="P2"><text:span text:style-name="T2">1.Explain what software engineering is and discuss its importance in the technology industry</text:span></text:p>
      <text:p text:style-name="P2"><text:span text:style-name="T4">software engineering</text:span><text:span text:style-name="T6"> is the systematic application of principles of engineering to design,develop,test,deploy and maintain software applications.</text:span></text:p>
      <text:p text:style-name="P2"><text:span text:style-name="T4"><text:s/></text:span><text:span text:style-name="T8">Importance of Software Engineering</text:span><text:span text:style-name="T6"> </text:span></text:p>
      <text:p text:style-name="P3"><text:span text:style-name="T4">reliability</text:span><text:span text:style-name="T6">- it ensures software performs as expected that is it meets user requirements and is bug free.</text:span></text:p>
      <text:p text:style-name="P3"><text:span text:style-name="T4">efficiency</text:span><text:span text:style-name="T6"> - through following structured development methodologies like Agile,Scrum, Devops this helps <text:s/>optimize developer workflow by streamlining the development process while maintaining high quality standards.</text:span></text:p>
      <text:p text:style-name="P3"><text:span text:style-name="T6"><text:s/></text:span><text:span text:style-name="T4">scalability and flexibility</text:span><text:span text:style-name="T6"> - it ensures that the system can handle an increased load without affecting performance.</text:span></text:p>
      <text:p text:style-name="P3"><text:span text:style-name="T6"><text:s/></text:span><text:span text:style-name="T4">security</text:span><text:span text:style-name="T6"> - this is by implementing protection encryption, authentication, tokenization to secure users information</text:span></text:p>
      <text:p text:style-name="P3"><text:span text:style-name="T4">Automation </text:span><text:span text:style-name="T6">- automating business processes improves operational efficiency and transition to digital platforms</text:span></text:p>
      <text:p text:style-name="P6"/>
      <text:p text:style-name="P2"><text:span text:style-name="T2">2.Identify and describe at least three key milestones in the evolution of software engineering. <text:s/></text:span></text:p>
      <text:p text:style-name="P7"><text:span text:style-name="T5">mastering complexity</text:span><text:span text:style-name="T7"> - adopting structured programming principles, making software development more systematic and scalable.</text:span></text:p>
      <text:p text:style-name="P7"><text:span text:style-name="T5">Mastering process</text:span><text:span text:style-name="T7"> - the need for structured programming techniques, software development methodologies, and formalized processes to improve software quality and reliability.</text:span></text:p>
      <text:p text:style-name="P7"><text:span text:style-name="T5">Mastering machine</text:span><text:span text:style-name="T7"> - <text:s/>improving software delivery speed and quality.</text:span></text:p>
      <text:p text:style-name="P9"/>
      <text:p text:style-name="P6"/>
      <text:p text:style-name="P7"><text:span text:style-name="T2">3. List and briefly explain the phases of the Software Development Life Cycle.</text:span></text:p>
      <text:p text:style-name="P7"><text:soft-page-break/><text:span text:style-name="T7"><text:s/></text:span><text:span text:style-name="T5">planning</text:span><text:span text:style-name="T7"> - involves defining the project scope,objectives,feasibility studies,resource allocation and risk assessment.</text:span></text:p>
      <text:p text:style-name="P7"><text:span text:style-name="T7"><text:s/></text:span><text:span text:style-name="T5">requirement</text:span><text:span text:style-name="T7"> </text:span><text:span text:style-name="T5">analysis</text:span><text:span text:style-name="T7"> -involves gathering,analyzing and documenting user and business requirements in the SRS(Software requirement specification)</text:span></text:p>
      <text:p text:style-name="P7"><text:span text:style-name="T5">design</text:span><text:span text:style-name="T7"> - building the framework i.e system architecture, user interface, database design and software modules planned</text:span></text:p>
      <text:p text:style-name="P7"><text:span text:style-name="T5">Coding (implementation)</text:span><text:span text:style-name="T7"> - writing code based on the design specifications using programming languages and development tools.</text:span></text:p>
      <text:p text:style-name="P7"><text:span text:style-name="T5"><text:s/>testing</text:span><text:span text:style-name="T7"> - examine the software for any bugs and glitches( vigorous testing i.e unit testing,integration testing, system testing and user acceptance testing)</text:span></text:p>
      <text:p text:style-name="P7"><text:span text:style-name="T5">Deployment</text:span><text:span text:style-name="T7"> - software is released for production use, this can be done in phases or all at once depending on project requirements</text:span></text:p>
      <text:p text:style-name="P7"><text:span text:style-name="T5">maintenance and support </text:span><text:span text:style-name="T7">- after deployment, software is monitored for bugs issues and customer feedback. Updates, patches and enhancement are provided to improve functionality and security.</text:span></text:p>
      <text:p text:style-name="P9"/>
      <text:p text:style-name="P7"><text:span text:style-name="T2">4. Compare and contrast the Waterfall and Agile methodologies. Provide examples of scenarios where each would be appropriate.</text:span></text:p>
      <text:p text:style-name="P3"><text:span text:style-name="T4">waterfall methodology </text:span><text:span text:style-name="T6">- linear and sequential, each phase is completed before moving <text:s text:c="7"/>to the next phase</text:span></text:p>
      <text:p text:style-name="P3"><text:span text:style-name="T6">- it is rigid making it difficult to accommodate changes</text:span></text:p>
      <text:p text:style-name="P3"><text:span text:style-name="T6"><text:s/>changes are hard to incorporate once a phase is complete.</text:span></text:p>
      <text:p text:style-name="P3"><text:span text:style-name="T6"><text:s/>-Minimal customer involvement in the process </text:span></text:p>
      <text:p text:style-name="P3"><text:span text:style-name="T6"><text:s/>- Testing is done at the end of the development process.</text:span></text:p>
      <text:p text:style-name="P3"><text:span text:style-name="T6">-Entire product is delivered at the end of the project.</text:span></text:p>
      <text:p text:style-name="P5"/>
      <text:p text:style-name="P3"><text:span text:style-name="T4">agile methodology</text:span><text:span text:style-name="T6"> - Iterative and incremental, with multiple cycles (sprints). </text:span></text:p>
      <text:p text:style-name="P3"><text:span text:style-name="T6">- High flexibility, adapts to changing requirements. </text:span></text:p>
      <text:p text:style-name="P3"><text:span text:style-name="T6">- Regular customer feedback is incorporated into every sprint. </text:span></text:p>
      <text:p text:style-name="P3"><text:span text:style-name="T6">- Testing is continuous and done after each iteration.</text:span></text:p>
      <text:p text:style-name="P3"><text:span text:style-name="T6">-Continuous testing throughout the development</text:span></text:p>
      <text:p text:style-name="P6"><text:soft-page-break/></text:p>
      <text:p text:style-name="P6"/>
      <text:p text:style-name="P7"><text:span text:style-name="T2">5. Describe the roles and responsibilities of a Software Developer, a Quality Assurance Engineer, and a Project Manager in a software engineering team.</text:span></text:p>
      <text:p text:style-name="P3"><text:span text:style-name="T4">Software Developer</text:span><text:span text:style-name="T6"> - developing applications,programs and systems using programming languages and frameworks.</text:span></text:p>
      <text:p text:style-name="P3"><text:span text:style-name="T6"><text:s/>- maintaining and updating software to keep it functional.( debug and troubleshoot software issues)</text:span></text:p>
      <text:p text:style-name="P3"><text:span text:style-name="T6">- collaborating with other team members to ensure best practice when developing software(designers,testers, and fellow developers)</text:span></text:p>
      <text:p text:style-name="P3"><text:span text:style-name="T6">- stay updated with the latest technologies and best practices.</text:span></text:p>
      <text:p text:style-name="P3"><text:span text:style-name="T4">Quality Assurance Engineer</text:span><text:span text:style-name="T6"> - collaborate with stakeholders to understand and clarify software requirement.</text:span></text:p>
      <text:p text:style-name="P3"><text:span text:style-name="T6"><text:s/>- create development standards and procedures for the programmers to follow</text:span></text:p>
      <text:p text:style-name="P3"><text:span text:style-name="T6"><text:s/>- confirm that the software meets the requirement before deployment. </text:span></text:p>
      <text:p text:style-name="P3"><text:span text:style-name="T6">- analyse the product to identify bugs and suggest changes to make them more efficient. </text:span></text:p>
      <text:p text:style-name="P3"><text:span text:style-name="T6">- ensure compliance with quality standards and industry best practices.</text:span></text:p>
      <text:p text:style-name="P3"><text:span text:style-name="T4">Project Manager</text:span><text:span text:style-name="T6"> - assembles and lead the software development team.</text:span></text:p>
      <text:p text:style-name="P3"><text:span text:style-name="T6">-Oversees the software development process, ensuring timely delivery and alignment with business goals.</text:span></text:p>
      <text:p text:style-name="P3"><text:span text:style-name="T6"><text:s/>- discuss the project and it's requirement with the client and software developers.</text:span></text:p>
      <text:p text:style-name="P3"><text:span text:style-name="T6"><text:s/>- create a blueprint for the project.</text:span></text:p>
      <text:p text:style-name="P3"><text:span text:style-name="T6"><text:s/>- track progress, manage risks, and ensure deadlines are met. </text:span></text:p>
      <text:p text:style-name="P3"><text:span text:style-name="T6">- deliver the complete software to the client and regularly check its performance.</text:span></text:p>
      <text:p text:style-name="P6"/>
      <text:p text:style-name="P6"/>
      <text:p text:style-name="P7"><text:span text:style-name="T2">6. Discuss the importance of Integrated Development Environments (IDEs) and Version Control Systems (VCS) in the software development process. Give examples of each.</text:span></text:p>
      <text:p text:style-name="P3"><text:soft-page-break/><text:span text:style-name="T6">An </text:span><text:span text:style-name="T4">integrated development environment </text:span><text:span text:style-name="T6">(IDE) is a software platform or environment that facilitates coding, debugging, and testing programs. It enhances developer productivity by integrating multiple development tools into one interface.. eg Visual Studio Code (VSCode),JetBrains IntelliJ IDEA,Eclipse,PyCharm</text:span></text:p>
      <text:p text:style-name="P3"><text:span text:style-name="T4">Importance:</text:span></text:p>
      <text:list xml:id="list192021152" text:style-name="WWNum1">
        <text:list-item>
          <text:p text:style-name="P11"><text:span text:style-name="T4">Code Editing &amp; Autocompletion:</text:span><text:span text:style-name="T6"> Helps developers write code faster and with fewer errors.</text:span></text:p>
        </text:list-item>
        <text:list-item>
          <text:p text:style-name="P12"><text:span text:style-name="T4">Debugging &amp; Error Detection:</text:span><text:span text:style-name="T6"> Built-in debugging tools allow for easy identification and correction of issues.</text:span></text:p>
        </text:list-item>
        <text:list-item>
          <text:p text:style-name="P12"><text:span text:style-name="T4">Code Compilation &amp; Execution:</text:span><text:span text:style-name="T6"> Allows developers to compile and run code directly within the IDE.</text:span></text:p>
        </text:list-item>
        <text:list-item>
          <text:p text:style-name="P12"><text:span text:style-name="T4">Project Management:</text:span><text:span text:style-name="T6"> Supports file organization and dependency management.</text:span></text:p>
        </text:list-item>
        <text:list-item>
          <text:p text:style-name="P12"><text:span text:style-name="T4">Integration with Other Tools:</text:span><text:span text:style-name="T6"> Supports plugins and extensions for better functionality (e.g., Git integration, testing frameworks).</text:span></text:p>
        </text:list-item>
      </text:list>
      <text:p text:style-name="P10"><text:span text:style-name="T6"><text:line-break/></text:span><text:span text:style-name="T4">Version Control Systems (VCS)</text:span><text:span text:style-name="T6"> - are software tools that help software teams manage changes to source code over time. eg Git, Subversion,Mercurial </text:span></text:p>
      <text:p text:style-name="P3"><text:span text:style-name="T6">importance:</text:span></text:p>
      <text:p text:style-name="P8"><text:span text:style-name="T4">Collaboration</text:span><text:span text:style-name="T6">: Enables multiple developers to work on the same codebase without conflicts.</text:span></text:p>
      <text:p text:style-name="P10"><text:span text:style-name="T4">Change Tracking</text:span><text:span text:style-name="T6">: Records detailed history of changes, allowing easy analysis of each modification. </text:span></text:p>
      <text:p text:style-name="P10"><text:span text:style-name="T6">-</text:span><text:span text:style-name="T4">Branching and Merging</text:span><text:span text:style-name="T6">: Supports parallel development by <text:s/>creating branches for new features and merging them back into the main code.</text:span></text:p>
      <text:p text:style-name="P10"><text:span text:style-name="T4">Error Recovery: </text:span><text:span text:style-name="T6">Allows reverting to previous versions if new changes introduce errors( code is not lost ) </text:span></text:p>
      <text:p text:style-name="P6"/>
      <text:p text:style-name="P7"><text:span text:style-name="T2">7. What are some common challenges faced by software engineers? Provide strategies to overcome these challenges.</text:span></text:p>
      <text:p text:style-name="P7"><text:span text:style-name="T5">-Keeping up with rapidly evolving technology </text:span><text:span text:style-name="T7"><text:s/>places considerable pressure on software engineers to stay current.</text:span></text:p>
      <text:p text:style-name="P7"><text:span text:style-name="T7"><text:s/>Solution: adopting continuous learning practices and using agile methodologies to adapt to emerging trends, keeping their skills sharp in an ever-evolving industry. -</text:span></text:p>
      <text:p text:style-name="P7"><text:span text:style-name="T5">Time Constraints </text:span><text:span text:style-name="T7">- Software engineering is a demanding and time-intensive field, often requiring engineers to work under high pressure to meet tight deadlines</text:span></text:p>
      <text:p text:style-name="P7"><text:span text:style-name="T7"><text:s/>Solution: set realistic deadlines and avoid excessive workload with the PMOs, prioritise tasks using time management techniques</text:span></text:p>
      <text:p text:style-name="P7"><text:span text:style-name="T7">-</text:span><text:span text:style-name="T5">Limited Infrastructure</text:span><text:span text:style-name="T7"> - limited high-performance software engineering tools and computing platforms and inefficient data storage architectures. </text:span></text:p>
      <text:p text:style-name="P7"><text:span text:style-name="T7"><text:s/>Solution: Software engineers must rely heavily on a robust infrastructure to perform their jobs effectively.</text:span></text:p>
      <text:p text:style-name="P8"><text:soft-page-break/><text:span text:style-name="T5">Changing Software Requirements</text:span><text:span text:style-name="T7"> - Software requirements are often dynamic and subject to frequent changes, making it challenging for engineers to design and develop solutions that meet users' needs while accounting for future updates and bug fixes. </text:span></text:p>
      <text:p text:style-name="P8"><text:span text:style-name="T7">Solution: engineers can adopt approaches like agile development, which emphasizes iterative progress and adaptability, and modular design, which enables flexibility by breaking systems into manageable, independent components.</text:span></text:p>
      <text:p text:style-name="P10"><text:span text:style-name="T5">Software Security</text:span><text:span text:style-name="T7"> - Programming secure software is a complex and challenging task. </text:span></text:p>
      <text:p text:style-name="P10"><text:span text:style-name="T7">Solution: research ways to defend against hacking, malware, phishing, insider and third-party threats</text:span></text:p>
      <text:p text:style-name="P10"><text:span text:style-name="T5">Software Accessibility and Usability</text:span><text:span text:style-name="T7"> - Overly complex software can frustrate or confuse users. </text:span></text:p>
      <text:p text:style-name="P10"><text:span text:style-name="T7">Solution: Use scalable architecture, Emphasize reliability.</text:span></text:p>
      <text:p text:style-name="P9"/>
      <text:p text:style-name="P7"><text:span text:style-name="T2">8. Explain the different types of testing (unit, integration, system, and acceptance) and their importance in software quality assurance.</text:span></text:p>
      <text:p text:style-name="P2"><text:span text:style-name="T5">Unit tests</text:span><text:span text:style-name="T7"> - involves testing individual components or functions of a software application in isolation to ensure each module or function works as expected. ( catches bugs early in development )</text:span></text:p>
      <text:p text:style-name="P2"><text:span text:style-name="T5"><text:s/>Integration tests</text:span><text:span text:style-name="T7"> - involves testing the interaction between multiple modules or components of the software to ensure different parts of the software works together correctly</text:span></text:p>
      <text:p text:style-name="P2"><text:span text:style-name="T5"><text:s/>System testing</text:span><text:span text:style-name="T7"> - involves testing the whole application to verify it meets functional and non_functional requirements ( entire system behaves as expected in real world scenarios ) </text:span></text:p>
      <text:p text:style-name="P4"/>
      <text:p text:style-name="P2"><text:span text:style-name="T5">Acceptance tests (User Acceptance Testing UAT) </text:span><text:span text:style-name="T7">- involves testing the system from an end user perspective to confirm it meets business needs. ( validates software satisfies user expectations and is ready for deployment )</text:span></text:p>
      <text:p text:style-name="P4"/>
      <text:p text:style-name="P4"/>
      <text:p text:style-name="P2"><text:span text:style-name="T7"><text:s text:c="8"/></text:span><text:span text:style-name="T3">#Part 2: Introduction to AI and Prompt Engineering</text:span></text:p>
      <text:p text:style-name="P1"/>
      <text:list xml:id="list2215492481" text:style-name="WWNum2">
        <text:list-item>
          <text:p text:style-name="P14"><text:span text:style-name="T2">Define prompt engineering and discuss its importance in interacting with AI models.</text:span></text:p>
        </text:list-item>
      </text:list>
      <text:p text:style-name="P7"><text:span text:style-name="T2"><text:s/></text:span><text:span text:style-name="T1">prompt engineering </text:span><text:span text:style-name="T7"><text:s/>is the process where you give instructions to generative AI models to achieve desired outputs.</text:span></text:p>
      <text:p text:style-name="P7"><text:span text:style-name="T2">Importance:</text:span></text:p>
      <text:p text:style-name="P10"><text:span text:style-name="T4">Enhances Response Accuracy </text:span><text:span text:style-name="T6">- Well-structured instructions provide AI with clearer instructions, reducing vague or irrelevant answers.</text:span></text:p>
      <text:p text:style-name="P10"><text:soft-page-break/><text:span text:style-name="T4">Increased flexibility</text:span><text:span text:style-name="T6"> - A prompt engineer can create prompts with domain-neutral instructions highlighting logical links and broad patterns.</text:span></text:p>
      <text:p text:style-name="P7"><text:span text:style-name="T10">Enables Customization &amp; Control </text:span><text:span text:style-name="T6">- developers can fine-tune prompts to get tailored responses based on context, tone, or specific needs.</text:span></text:p>
      <text:list xml:id="list83143468180691" text:continue-numbering="true" text:style-name="WWNum2">
        <text:list-item>
          <text:p text:style-name="P14"><text:span text:style-name="T2">Provide an example of a vague prompt and then improve it by making it clear, specific, and concise. Explain why the improved prompt is more effective.</text:span></text:p>
        </text:list-item>
      </text:list>
      <text:p text:style-name="P15"><text:span text:style-name="T6">Draw a picture of a person</text:span></text:p>
      <text:p text:style-name="P3"><text:span text:style-name="T6">Draw a full-body portrait of a young woman with long brown hair, wearing a red jacket and blue jeans, standing in a park on a sunny day with trees and grass in the background.</text:span></text:p>
      <text:p text:style-name="P3"><text:span text:style-name="T4">Clarity</text:span><text:span text:style-name="T6">: The improved prompt specifies what is being asked (a full-body portrait) rather than just a "person.</text:span></text:p>
      <text:p text:style-name="P3"><text:span text:style-name="T4">Specific Details</text:span><text:span text:style-name="T6">: Describing the woman's appearance (long brown hair, red jacket, blue jeans) and the setting (park, sunny day, trees, grass) gives clear guidance on the image to be created.</text:span></text:p>
      <text:p text:style-name="P3"><text:span text:style-name="T4">Concise:</text:span><text:span text:style-name="T6"> The additional details provide a clear picture without being overly complicated, making it easier for the artist to understand exactly what is needed.</text:span></text:p>
      <text:p text:style-name="P6"/>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Playfair Display" svg:font-family="'Playfair Display'"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layfair Display" fo:font-family="'Playfair Display'"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95" meta:word-count="1464" meta:character-count="10430" meta:non-whitespace-character-count="9008"/>
    <meta:generator>LibreOfficeDev/6.0.5.2$Linux_X86_64 LibreOffice_project/</meta:generator>
  </office:meta>
</office:document-meta>
</file>